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006024096385542, 0.9006024096385542, 0.9006024096385542, 0.9006024096385542, 0.9006024096385542, 0.9006024096385542, 0.9006024096385542, 0.9006024096385542, 0.9006024096385542, 0.9006024096385542]</text:p>
          </table:table-cell>
          <table:table-cell office:value-type="string" calcext:value-type="string">
            <text:p>[66, 66, 66, 66, 66, 66, 66, 66, 66, 66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40853658536585" calcext:value-type="float">
            <text:p>0.240853658536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611275964391692]</text:p>
          </table:table-cell>
          <table:table-cell office:value-type="string" calcext:value-type="string">
            <text:p>[9]</text:p>
          </table:table-cell>
          <table:table-cell office:value-type="float" office:value="0.140497967479675" calcext:value-type="float">
            <text:p>0.140497967479675</text:p>
          </table:table-cell>
          <table:table-cell table:number-columns-repeated="4" office:value-type="float" office:value="0.240853658536585" calcext:value-type="float">
            <text:p>0.240853658536585</text:p>
          </table:table-cell>
          <table:table-cell office:value-type="float" office:value="0.0802845528455285" calcext:value-type="float">
            <text:p>0.080284552845529</text:p>
          </table:table-cell>
          <table:table-cell office:value-type="float" office:value="0.240853658536585" calcext:value-type="float">
            <text:p>0.240853658536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49609984399376" calcext:value-type="float">
            <text:p>0.249609984399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723146747352496]</text:p>
          </table:table-cell>
          <table:table-cell office:value-type="string" calcext:value-type="string">
            <text:p>[11]</text:p>
          </table:table-cell>
          <table:table-cell office:value-type="float" office:value="0.124804992199688" calcext:value-type="float">
            <text:p>0.124804992199688</text:p>
          </table:table-cell>
          <table:table-cell table:number-columns-repeated="4" office:value-type="float" office:value="0.249609984399376" calcext:value-type="float">
            <text:p>0.249609984399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02758620689655" calcext:value-type="float">
            <text:p>0.402758620689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9590643274854]</text:p>
          </table:table-cell>
          <table:table-cell office:value-type="string" calcext:value-type="string">
            <text:p>[15]</text:p>
          </table:table-cell>
          <table:table-cell table:number-columns-repeated="9" office:value-type="float" office:value="0.402758620689655" calcext:value-type="float">
            <text:p>0.402758620689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38957475994513" calcext:value-type="float">
            <text:p>0.438957475994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002932551319648]</text:p>
          </table:table-cell>
          <table:table-cell office:value-type="string" calcext:value-type="string">
            <text:p>[24]</text:p>
          </table:table-cell>
          <table:table-cell table:number-columns-repeated="9" office:value-type="float" office:value="0.438957475994513" calcext:value-type="float">
            <text:p>0.438957475994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32748538011696, 0.9342105263157896, 0.9342105263157896, 0.9342105263157896, 0.9342105263157896, 0.9342105263157896, 0.9342105263157896, 0.9342105263157896, 0.9342105263157896, 0.9342105263157896]</text:p>
          </table:table-cell>
          <table:table-cell office:value-type="string" calcext:value-type="string">
            <text:p>[45, 45, 45, 45, 45, 45, 45, 45, 45, 45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15300546448087" calcext:value-type="float">
            <text:p>0.415300546448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51824817518248]</text:p>
          </table:table-cell>
          <table:table-cell office:value-type="string" calcext:value-type="string">
            <text:p>[16]</text:p>
          </table:table-cell>
          <table:table-cell table:number-columns-repeated="2" office:value-type="float" office:value="0.413913892150184" calcext:value-type="float">
            <text:p>0.413913892150184</text:p>
          </table:table-cell>
          <table:table-cell table:number-columns-repeated="3" office:value-type="float" office:value="0.415300546448087" calcext:value-type="float">
            <text:p>0.415300546448087</text:p>
          </table:table-cell>
          <table:table-cell office:value-type="float" office:value="0.413913892150184" calcext:value-type="float">
            <text:p>0.413913892150184</text:p>
          </table:table-cell>
          <table:table-cell office:value-type="float" office:value="0.415300546448087" calcext:value-type="float">
            <text:p>0.415300546448087</text:p>
          </table:table-cell>
          <table:table-cell office:value-type="float" office:value="0.41252723785228" calcext:value-type="float">
            <text:p>0.41252723785228</text:p>
          </table:table-cell>
          <table:table-cell office:value-type="float" office:value="0.415300546448087" calcext:value-type="float">
            <text:p>0.415300546448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52296819787986" calcext:value-type="float">
            <text:p>0.452296819787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72932330827068]</text:p>
          </table:table-cell>
          <table:table-cell office:value-type="string" calcext:value-type="string">
            <text:p>[7]</text:p>
          </table:table-cell>
          <table:table-cell table:number-columns-repeated="9" office:value-type="float" office:value="0.452296819787986" calcext:value-type="float">
            <text:p>0.452296819787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3628318584070804]</text:p>
          </table:table-cell>
          <table:table-cell office:value-type="string" calcext:value-type="string">
            <text:p>[12]</text:p>
          </table:table-cell>
          <table:table-cell office:value-type="float" office:value="0.418194495713875" calcext:value-type="float">
            <text:p>0.418194495713875</text:p>
          </table:table-cell>
          <table:table-cell table:number-columns-repeated="2" office:value-type="float" office:value="0.417989417989418" calcext:value-type="float">
            <text:p>0.417989417989418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  <table:table-cell table:number-columns-repeated="2" office:value-type="float" office:value="0.417989417989418" calcext:value-type="float">
            <text:p>0.417989417989418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97435897435897" calcext:value-type="float">
            <text:p>0.497435897435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269005847953216]</text:p>
          </table:table-cell>
          <table:table-cell office:value-type="string" calcext:value-type="string">
            <text:p>[13]</text:p>
          </table:table-cell>
          <table:table-cell office:value-type="float" office:value="0.496000300648542" calcext:value-type="float">
            <text:p>0.496000300648542</text:p>
          </table:table-cell>
          <table:table-cell office:value-type="float" office:value="0.495795215393205" calcext:value-type="float">
            <text:p>0.495795215393205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496615556414551" calcext:value-type="float">
            <text:p>0.496615556414551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496615556414551" calcext:value-type="float">
            <text:p>0.496615556414551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7744360902256" calcext:value-type="float">
            <text:p>0.59774436090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10]</text:p>
          </table:table-cell>
          <table:table-cell office:value-type="float" office:value="0.597744360902255" calcext:value-type="float">
            <text:p>0.597744360902255</text:p>
          </table:table-cell>
          <table:table-cell table:number-columns-repeated="8" office:value-type="float" office:value="0.597744360902256" calcext:value-type="float">
            <text:p>0.597744360902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02857142857143" calcext:value-type="float">
            <text:p>0.50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7229299363057324]</text:p>
          </table:table-cell>
          <table:table-cell office:value-type="string" calcext:value-type="string">
            <text:p>[85]</text:p>
          </table:table-cell>
          <table:table-cell office:value-type="float" office:value="0.465462978268734" calcext:value-type="float">
            <text:p>0.465462978268734</text:p>
          </table:table-cell>
          <table:table-cell table:number-columns-repeated="2" office:value-type="float" office:value="0.463309352517986" calcext:value-type="float">
            <text:p>0.463309352517986</text:p>
          </table:table-cell>
          <table:table-cell office:value-type="float" office:value="0.473446553446553" calcext:value-type="float">
            <text:p>0.473446553446553</text:p>
          </table:table-cell>
          <table:table-cell office:value-type="float" office:value="0.502857142857143" calcext:value-type="float">
            <text:p>0.502857142857143</text:p>
          </table:table-cell>
          <table:table-cell table:number-columns-repeated="2" office:value-type="float" office:value="0.463309352517986" calcext:value-type="float">
            <text:p>0.463309352517986</text:p>
          </table:table-cell>
          <table:table-cell office:value-type="float" office:value="0.46178665459241" calcext:value-type="float">
            <text:p>0.46178665459241</text:p>
          </table:table-cell>
          <table:table-cell office:value-type="float" office:value="0.463309352517986" calcext:value-type="float">
            <text:p>0.463309352517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17344173441734" calcext:value-type="float">
            <text:p>0.417344173441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04245973645681]</text:p>
          </table:table-cell>
          <table:table-cell office:value-type="string" calcext:value-type="string">
            <text:p>[17]</text:p>
          </table:table-cell>
          <table:table-cell office:value-type="float" office:value="0.414634146341463" calcext:value-type="float">
            <text:p>0.414634146341463</text:p>
          </table:table-cell>
          <table:table-cell office:value-type="float" office:value="0.415795586527294" calcext:value-type="float">
            <text:p>0.415795586527294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4246999612853" calcext:value-type="float">
            <text:p>0.414246999612853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5795586527294" calcext:value-type="float">
            <text:p>0.415795586527294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2698412698413" calcext:value-type="float">
            <text:p>0.412698412698413</text:p>
          </table:table-cell>
          <table:table-cell office:value-type="float" office:value="0.412698412698413" calcext:value-type="float">
            <text:p>0.412698412698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96" calcext:value-type="float">
            <text:p>0.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7228739002932552]</text:p>
          </table:table-cell>
          <table:table-cell office:value-type="string" calcext:value-type="string">
            <text:p>[104]</text:p>
          </table:table-cell>
          <table:table-cell office:value-type="float" office:value="0.468149621982185" calcext:value-type="float">
            <text:p>0.468149621982185</text:p>
          </table:table-cell>
          <table:table-cell office:value-type="float" office:value="0.46273015112814" calcext:value-type="float">
            <text:p>0.46273015112814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0.484002276775058" calcext:value-type="float">
            <text:p>0.484002276775058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3135908897403" calcext:value-type="float">
            <text:p>0.463135908897403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0.46273015112814" calcext:value-type="float">
            <text:p>0.46273015112814</text:p>
          </table:table-cell>
          <table:table-cell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0766073871409" calcext:value-type="float">
            <text:p>0.40766073871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0322108345535]</text:p>
          </table:table-cell>
          <table:table-cell office:value-type="string" calcext:value-type="string">
            <text:p>[17]</text:p>
          </table:table-cell>
          <table:table-cell office:value-type="float" office:value="0.407379327310763" calcext:value-type="float">
            <text:p>0.407379327310763</text:p>
          </table:table-cell>
          <table:table-cell table:number-columns-repeated="6" office:value-type="float" office:value="0.40766073871409" calcext:value-type="float">
            <text:p>0.40766073871409</text:p>
          </table:table-cell>
          <table:table-cell office:value-type="float" office:value="0.406535093100781" calcext:value-type="float">
            <text:p>0.406535093100781</text:p>
          </table:table-cell>
          <table:table-cell office:value-type="float" office:value="0.40766073871409" calcext:value-type="float">
            <text:p>0.4076607387140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349386333297968" calcext:value-type="float">
            <text:p>0.349386333297968</text:p>
          </table:table-cell>
          <table:table-cell table:formula="of:=AVERAGE([.J2:.J16])" office:value-type="float" office:value="0.363961018315379" calcext:value-type="float">
            <text:p>0.363961018315379</text:p>
          </table:table-cell>
          <table:table-cell table:formula="of:=AVERAGE([.K2:.K16])" office:value-type="float" office:value="0.364320180901617" calcext:value-type="float">
            <text:p>0.364320180901617</text:p>
          </table:table-cell>
          <table:table-cell table:formula="of:=AVERAGE([.L2:.L16])" office:value-type="float" office:value="0.36612621101066" calcext:value-type="float">
            <text:p>0.36612621101066</text:p>
          </table:table-cell>
          <table:table-cell table:formula="of:=AVERAGE([.M2:.M16])" office:value-type="float" office:value="0.369161604691341" calcext:value-type="float">
            <text:p>0.369161604691341</text:p>
          </table:table-cell>
          <table:table-cell table:formula="of:=AVERAGE([.N2:.N16])" office:value-type="float" office:value="0.336697485562058" calcext:value-type="float">
            <text:p>0.336697485562058</text:p>
          </table:table-cell>
          <table:table-cell table:formula="of:=AVERAGE([.O2:.O16])" office:value-type="float" office:value="0.347679515274992" calcext:value-type="float">
            <text:p>0.347679515274992</text:p>
          </table:table-cell>
          <table:table-cell table:formula="of:=AVERAGE([.P2:.P16])" office:value-type="float" office:value="0.330760618303775" calcext:value-type="float">
            <text:p>0.330760618303775</text:p>
          </table:table-cell>
          <table:table-cell table:formula="of:=AVERAGE([.Q2:.Q16])" office:value-type="float" office:value="0.33118983466362" calcext:value-type="float">
            <text:p>0.33118983466362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369161604691341" calcext:value-type="float">
            <text:p>0.3691616046913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597744360902256" calcext:value-type="float">
            <text:p>0.59774436090225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74698064620544" calcext:value-type="float">
            <text:p>0.174698064620544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nitial E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6T10:11:34.311351364</dc:date>
    <meta:editing-duration>PT1M43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